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text-line-through-style="solid"/>
    </style:style>
    <style:style style:name="T2" style:family="text">
      <style:text-properties style:text-line-through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1FF7_13</text:p>
      <text:p text:style-name="P1">American Genizah Project: Partnership for Posterity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1, FF 7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October 23, 1892</text:p>
      <text:p text:style-name="P2">Month<text:tab/><text:tab/><text:tab/><text:tab/><text:tab/><text:tab/>October</text:p>
      <text:p text:style-name="P2">Year<text:tab/><text:tab/><text:tab/><text:tab/><text:tab/><text:tab/>1892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Funeral sermons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4</text:p>
      <text:p text:style-name="P2">Number of Sheets<text:tab/><text:tab/><text:tab/><text:tab/>1</text:p>
      <text:p text:style-name="P2">Fragment<text:tab/><text:tab/><text:tab/><text:tab/><text:tab/></text:p>
      <text:p text:style-name="P2">Pagination <text:tab/><text:tab/><text:tab/><text:tab/><text:tab/>N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4">(Symbols: ?=uncertain; []=supplied information; /=end of line)</text:p>
      <text:p text:style-name="P4"/>
      <text:p text:style-name="P4">[Letterhead]</text:p>
      <text:p text:style-name="P4">S. MORAIS,/</text:p>
      <text:p text:style-name="P4">546 N. Fifth St./</text:p>
      <text:p text:style-name="P5">Philadelphia,/</text:p>
      <text:p text:style-name="P5"/>
      <text:p text:style-name="P4">[Page 1]</text:p>
      <text:p text:style-name="P6">For a funeral/</text:p>
      <text:p text:style-name="P5">Oct. 23, 92/</text:p>
      <text:p text:style-name="P4">Doubtless, there are <text:span text:style-name="T1">here</text:span><text:span text:style-name="T2"> gloomy shadows here but to my/ vision there appear also bright rays, even res-/-plendent. <text:s/>To part with a </text:span><text:span text:style-name="T1">dear</text:span><text:span text:style-name="T2"> loving father,/ though he be aged and feeble, is a cause of dis-/-tress. <text:s/>To bid the last farewell to a dear companion,/ with whom we have walked through the path/ of life for upward of half a century, is a cause/ of affliction. <text:s/>But how greatly is the grief ap-/-peazed[sic!] </text:span><text:span text:style-name="T1">of</text:span><text:span text:style-name="T2"> by the consciousness of having </text:span><text:span text:style-name="T1">peacefully</text:span><text:span text:style-name="T2">/ lengthened in peace the existence—whose termination on earth/ we lament—by a filial and conjugal devotion, unsur-/-assed! <text:s/>The wife who could best appreciate her/ husband's past history in its various phases; the/ wife who long shared his joys and his sorrows, she who knew,/ how, after </text:span><text:span text:style-name="T1">of</text:span><text:span text:style-name="T2"> a series of changes, now inspiring glowing/ hopes, against occasioning sad disappointments, </text:span><text:span text:style-name="T1">she</text:span><text:span text:style-name="T2"> the wife/ I say, who knew how J. N, having stepped beyond/ the bounds generally assigned to mortality, needed every/ comfort which unremmitting[sic!] attention can procure,/</text:span></text:p>
      <text:p text:style-name="P4"><text:span text:style-name="T2"/></text:p>
      <text:p text:style-name="P4"><text:span text:style-name="T2">[Page 2]</text:span></text:p>
      <text:p text:style-name="P4"><text:span text:style-name="T2">must feel unutterably consoled</text:span><text:span text:style-name="T1">ion</text:span><text:span text:style-name="T2"> at the contempla-/-tion of all that she did to prolong the </text:span><text:span text:style-name="T1">his</text:span><text:span text:style-name="T2"> days of </text:span><text:soft-page-break/><text:span text:style-name="T2">her husband</text:span><text:span text:style-name="T1">s</text:span><text:span text:style-name="T2"> in ease/ and calm repose. <text:s/>And the daughters—and I humbly/ crave not to be considered offensively partial—the/ daughters of J. N. who, as it is but natural, associated/ most intimately in home life with their patriarchal/ parent; the daughters carry in the depth of their hearts/ a source of exhaustless consolation. <text:s/>They have illus-/-trated the fifth commandment of the Decalogue beauti-/fully, for they brought to bear on the performance of/ the Divine injunction industry and watchful care, sooth-/ing consideration, and the refinement of culture. <text:s/>When/ I open the book of Proverbs, which to my mind, contains/ the quintessence of ethical teaching, I can read the inspi-/-ration of its author, as he uses the feminine gender/ to personify, wisdom and goodness. <text:s/>For, without/ disparaging the </text:span><text:span text:style-name="T1">masculine</text:span><text:span text:style-name="T2"> male sex, recognizing on/ the contrary, the incalculable advantages derived from/ </text:span><text:span text:style-name="T1">from those belonging to the male sex,</text:span><text:span text:style-name="T2"> men's exertions advantages of/ social, political and religious character, I am never-/-theless impelled to extol woman's virtues that heighten/ man's burdens by sharing them unmurmuringly,/</text:span></text:p>
      <text:p text:style-name="P4"><text:span text:style-name="T2"/></text:p>
      <text:p text:style-name="P4"><text:span text:style-name="T2">[Page 3]</text:span></text:p>
      <text:p text:style-name="P4"><text:span text:style-name="T2">and remove the weight of business troubles by gentle/ counsel and self denying affection./</text:span></text:p>
      <text:p text:style-name="P4"><text:span text:style-name="T2">Happy was my venerable coreligionist in </text:span><text:span text:style-name="T1">having</text:span><text:span text:style-name="T2"> the enjoyment of such/ surroundings at all times, but specially during a stage/ of existence, when we stand most in need of tokens of/ love that sweeten the soul. <text:s/>I verily believe that/ if the lips now sealed in death could move and speak/ again as in the days of old, they would </text:span><text:span text:style-name="T1">utter</text:span><text:span text:style-name="T2"> breathe words of/ recognition and of blessing. <text:s/>They would tell wife and/ children that to indulge in lamentations is ingratitude/ to God, that the bereaved should, in this instance, give/ thanks to the Almighty for having endowed them with/ a full measure of praiseworthy qualities, with a/ vast capacity to make the protracted winter of </text:span><text:span text:style-name="T1">his</text:span><text:span text:style-name="T2"> a good/ father &amp; husband's life as bright and gladsome as, under cir-/-cumstances, could be possibly rendered. <text:s/>I, inter-/-preting the sentiments of the imparadised departed,/ exhort the mourners to look up serenely—I need not/ say resignedly—upon this terrestrial separation; to cling/ together, as always, in unbroken attachment and mutual/ devotion, supported by consolatory piety, joyful in the/ belief that when our flesh moulders in the grave, God/</text:span></text:p>
      <text:p text:style-name="P4"><text:span text:style-name="T2"/></text:p>
      <text:p text:style-name="P4"><text:span text:style-name="T2">[Page 4]</text:span></text:p>
      <text:p text:style-name="P4"><text:span text:style-name="T2">is still our spiritual </text:span><text:span text:style-name="T1">Redeemer</text:span><text:span text:style-name="T2"> Protector and sole Saviour./</text:span></text:p>
      <text:p text:style-name="P4"><text:span text:style-name="T2"><text:tab/>Gracious art Thou O </text:span><text:span text:style-name="T1">God</text:span><text:span text:style-name="T2"> Lord and most compassion-/-ate. <text:s/>Thou didst vouchsafe to make Thy servant J N/ the recipient of Thy signal favors in his declining/ years, that he might be compensated for sore trials/ which he bore in earlier days. <text:s/>We acknowledge/ Thy heavenly benefactions. <text:s/>Grant that those who/ experience a void in their midst, through the/ decease of a cherished husband and </text:span><text:span text:style-name="T1">a</text:span><text:span text:style-name="T2"> father, may be upheld/ <text:s/>by Thy mercy and strengthened in their endea-/-vours to still obey Thy revealed will. <text:s/>Com-/-fort the sorrowful everywhere, and teach us all/ to lean upon Thee for support, when we feel as if/ ready to fall under burdens of trials, disappointments/ and sorrows. <text:s/>Pardon our sins, as Thou wilt for-/-give the trespasses of our brother, whose </text:span><text:span text:style-name="T1">spirit</text:span><text:span text:style-name="T2"> soul has/ been ushered before Thy presence. <text:s/>And hasten the/ time in which the promise of Thy prophet will/ be fulfilled. <text:s/>“The Lord God will wipe off the tears from/ all eyes, and the reproach of His people He will take/ away from all the earth.” <text:s/>Amen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nn Libraries</meta:initial-creator>
    <meta:creation-date>2012-10-22T14:53:05.61</meta:creation-date>
    <dc:date>2012-10-23T12:02:31.78</dc:date>
    <meta:editing-duration>PT26M53S</meta:editing-duration>
    <meta:editing-cycles>2</meta:editing-cycles>
    <meta:generator>OpenOffice.org/3.4.1$Win32 OpenOffice.org_project/341m1$Build-9593</meta:generator>
    <meta:document-statistic meta:table-count="0" meta:image-count="0" meta:object-count="0" meta:page-count="3" meta:paragraph-count="76" meta:word-count="919" meta:character-count="5943"/>
  </office:meta>
</office:document-meta>
</file>